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9c49f" officeooo:paragraph-rsid="0009c49f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style="normal" fo:font-weight="bold" officeooo:rsid="00107ca4" officeooo:paragraph-rsid="00107ca4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9fd4f" officeooo:paragraph-rsid="0009fd4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b31de" officeooo:paragraph-rsid="000b31de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c7fd0" officeooo:paragraph-rsid="000c7fd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e7d40" officeooo:paragraph-rsid="000e7d4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f3529" officeooo:paragraph-rsid="000f3529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f3529" officeooo:paragraph-rsid="001176f2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176f2" officeooo:paragraph-rsid="001176f2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a81f4" officeooo:paragraph-rsid="001a81f4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f3529" officeooo:paragraph-rsid="000f3529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f3529" officeooo:paragraph-rsid="000f3529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cbcb8" officeooo:paragraph-rsid="001cbcb8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italic" fo:font-weight="normal" officeooo:rsid="00107ca4" officeooo:paragraph-rsid="00107ca4" style:font-size-asian="12.25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4pt" fo:font-weight="normal" officeooo:rsid="0009fd4f" officeooo:paragraph-rsid="0009fd4f" style:font-size-asian="12.25pt" style:font-weight-asian="normal" style:font-size-complex="14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4pt" fo:font-weight="normal" officeooo:rsid="0009fd4f" officeooo:paragraph-rsid="0009fd4f" style:font-size-asian="12.25pt" style:font-weight-asian="normal" style:font-size-complex="14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4pt" fo:font-weight="normal" officeooo:rsid="0009fd4f" officeooo:paragraph-rsid="0009fd4f" style:font-size-asian="12.25pt" style:font-weight-asian="normal" style:font-size-complex="14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4pt" fo:font-weight="normal" officeooo:rsid="0009fd4f" officeooo:paragraph-rsid="0009fd4f" style:font-size-asian="12.25pt" style:font-weight-asian="normal" style:font-size-complex="14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4pt" fo:font-weight="normal" officeooo:rsid="000b31de" officeooo:paragraph-rsid="000b31de" style:font-size-asian="12.25pt" style:font-weight-asian="normal" style:font-size-complex="14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fo:font-size="14pt" fo:font-weight="normal" officeooo:rsid="000f3529" officeooo:paragraph-rsid="001176f2" style:font-size-asian="12.25pt" style:font-weight-asian="normal" style:font-size-complex="14pt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fo:font-size="14pt" fo:font-weight="normal" officeooo:rsid="000f3529" officeooo:paragraph-rsid="000f3529" style:font-size-asian="12.25pt" style:font-weight-asian="normal" style:font-size-complex="14pt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fo:font-size="14pt" fo:font-weight="normal" officeooo:rsid="000f3529" officeooo:paragraph-rsid="000f3529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0f3529" officeooo:paragraph-rsid="000f3529" style:font-size-asian="12.25pt" style:font-weight-asian="normal" style:font-size-complex="14pt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fo:font-size="14pt" fo:font-weight="normal" officeooo:rsid="001a81f4" officeooo:paragraph-rsid="001a81f4" style:font-size-asian="12.25pt" style:font-weight-asian="normal" style:font-size-complex="14pt" style:font-weight-complex="normal"/>
    </style:style>
    <style:style style:name="P25" style:family="paragraph" style:parent-style-name="Standard" style:list-style-name="L8">
      <style:paragraph-properties fo:text-align="start" style:justify-single-word="false"/>
      <style:text-properties fo:font-size="14pt" fo:font-weight="normal" officeooo:rsid="000c7fd0" officeooo:paragraph-rsid="000e0900" style:font-size-asian="12.25pt" style:font-weight-asian="normal" style:font-size-complex="14pt" style:font-weight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fo:font-size="14pt" fo:font-weight="normal" officeooo:rsid="000c7fd0" officeooo:paragraph-rsid="000c7fd0" style:font-size-asian="12.25pt" style:font-weight-asian="normal" style:font-size-complex="14pt" style:font-weight-complex="normal"/>
    </style:style>
    <style:style style:name="P27" style:family="paragraph" style:parent-style-name="Standard" style:list-style-name="L8">
      <style:paragraph-properties fo:text-align="start" style:justify-single-word="false"/>
      <style:text-properties fo:font-size="14pt" fo:font-weight="normal" officeooo:rsid="000e0900" officeooo:paragraph-rsid="000e0900" style:font-size-asian="12.25pt" style:font-weight-asian="normal" style:font-size-complex="14pt" style:font-weight-complex="normal"/>
    </style:style>
    <style:style style:name="P28" style:family="paragraph" style:parent-style-name="Standard" style:list-style-name="L8">
      <style:paragraph-properties fo:text-align="start" style:justify-single-word="false"/>
      <style:text-properties fo:font-size="14pt" fo:font-weight="normal" officeooo:rsid="000e7d40" officeooo:paragraph-rsid="000e7d40" style:font-size-asian="12.25pt" style:font-weight-asian="normal" style:font-size-complex="14pt" style:font-weight-complex="normal"/>
    </style:style>
    <style:style style:name="P29" style:family="paragraph" style:parent-style-name="Standard" style:list-style-name="L9">
      <style:paragraph-properties fo:text-align="start" style:justify-single-word="false"/>
      <style:text-properties fo:font-size="14pt" fo:font-weight="normal" officeooo:rsid="000e7d40" officeooo:paragraph-rsid="000e7d40" style:font-size-asian="12.25pt" style:font-weight-asian="normal" style:font-size-complex="14pt" style:font-weight-complex="normal"/>
    </style:style>
    <style:style style:name="P30" style:family="paragraph" style:parent-style-name="Standard" style:list-style-name="L9">
      <style:paragraph-properties fo:text-align="start" style:justify-single-word="false"/>
      <style:text-properties fo:font-size="14pt" fo:font-weight="normal" officeooo:rsid="001176f2" officeooo:paragraph-rsid="001176f2" style:font-size-asian="12.25pt" style:font-weight-asian="normal" style:font-size-complex="14pt" style:font-weight-complex="normal"/>
    </style:style>
    <style:style style:name="P31" style:family="paragraph" style:parent-style-name="Standard" style:list-style-name="L7">
      <style:paragraph-properties fo:text-align="start" style:justify-single-word="false"/>
      <style:text-properties fo:font-size="14pt" style:text-underline-style="none" fo:font-weight="normal" officeooo:rsid="001cbcb8" officeooo:paragraph-rsid="001cbcb8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style="normal" fo:font-weight="normal" officeooo:rsid="00107ca4" officeooo:paragraph-rsid="00107ca4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style="normal" fo:font-weight="normal" officeooo:rsid="00201df9" officeooo:paragraph-rsid="00201df9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style="normal" fo:font-weight="bold" officeooo:rsid="001dbbce" officeooo:paragraph-rsid="001dbbce" style:font-size-asian="12.25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font-style="normal" fo:font-weight="bold" officeooo:rsid="00201df9" officeooo:paragraph-rsid="00201df9" style:font-size-asian="12.25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style="normal" fo:font-weight="bold" officeooo:rsid="0016aff6" officeooo:paragraph-rsid="0016aff6" style:font-size-asian="12.25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4pt" fo:font-style="normal" fo:font-weight="bold" officeooo:rsid="0014445b" officeooo:paragraph-rsid="0014445b" style:font-size-asian="12.25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4pt" fo:font-style="normal" fo:font-weight="bold" officeooo:rsid="00107ca4" officeooo:paragraph-rsid="00107ca4" style:font-size-asian="12.25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4pt" fo:font-style="normal" fo:font-weight="bold" officeooo:rsid="0017a2fa" officeooo:paragraph-rsid="0018ce17" style:font-size-asian="12.25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4pt" fo:font-style="normal" fo:font-weight="bold" officeooo:rsid="001176f2" officeooo:paragraph-rsid="001176f2" style:font-size-asian="12.25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4pt" fo:font-style="italic" fo:font-weight="bold" officeooo:rsid="001dbbce" officeooo:paragraph-rsid="001dbbce" style:font-size-asian="12.25pt" style:font-style-asian="italic" style:font-weight-asian="bold" style:font-size-complex="14pt" style:font-style-complex="italic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4pt" fo:font-style="italic" fo:font-weight="bold" officeooo:rsid="00107ca4" officeooo:paragraph-rsid="00107ca4" style:font-size-asian="12.25pt" style:font-style-asian="italic" style:font-weight-asian="bold" style:font-size-complex="14pt" style:font-style-complex="italic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4pt" fo:font-style="italic" fo:font-weight="bold" officeooo:rsid="00136fd2" officeooo:paragraph-rsid="00136fd2" style:font-size-asian="12.25pt" style:font-style-asian="italic" style:font-weight-asian="bold" style:font-size-complex="14pt" style:font-style-complex="italic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4pt" fo:font-weight="bold" officeooo:rsid="00107ca4" officeooo:paragraph-rsid="00107ca4" style:font-size-asian="12.25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4pt" fo:font-weight="bold" officeooo:rsid="00201df9" officeooo:paragraph-rsid="00201df9" style:font-size-asian="12.25pt" style:font-weight-asian="bold" style:font-size-complex="14pt" style:font-weight-complex="bold"/>
    </style:style>
    <style:style style:name="T1" style:family="text">
      <style:text-properties officeooo:rsid="000c7fd0"/>
    </style:style>
    <style:style style:name="T2" style:family="text">
      <style:text-properties officeooo:rsid="000e090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176f2" style:font-style-asian="normal" style:font-style-complex="normal"/>
    </style:style>
    <style:style style:name="T6" style:family="text">
      <style:text-properties fo:font-style="normal" officeooo:rsid="00128b00" style:font-style-asian="normal" style:font-style-complex="normal"/>
    </style:style>
    <style:style style:name="T7" style:family="text">
      <style:text-properties fo:font-style="normal" officeooo:rsid="00136fd2" style:font-style-asian="normal" style:font-style-complex="normal"/>
    </style:style>
    <style:style style:name="T8" style:family="text">
      <style:text-properties fo:font-style="normal" officeooo:rsid="00201df9" style:font-style-asian="normal" style:font-style-complex="normal"/>
    </style:style>
    <style:style style:name="T9" style:family="text">
      <style:text-properties officeooo:rsid="000f3529"/>
    </style:style>
    <style:style style:name="T10" style:family="text">
      <style:text-properties officeooo:rsid="001176f2"/>
    </style:style>
    <style:style style:name="T11" style:family="text">
      <style:text-properties officeooo:rsid="00128b00"/>
    </style:style>
    <style:style style:name="T12" style:family="text">
      <style:text-properties officeooo:rsid="00136fd2"/>
    </style:style>
    <style:style style:name="T13" style:family="text">
      <style:text-properties officeooo:rsid="001a81f4"/>
    </style:style>
    <style:style style:name="T14" style:family="text">
      <style:text-properties officeooo:rsid="001cbcb8"/>
    </style:style>
    <style:style style:name="T15" style:family="text">
      <style:text-properties officeooo:rsid="00201df9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SITE QCM</text:p>
      <text:p text:style-name="P1"/>
      <text:p text:style-name="P3">Pour qui ?</text:p>
      <text:list xml:id="list3872996935" text:style-name="L1">
        <text:list-item>
          <text:p text:style-name="P15">Les utilisateurs (élèves, profs)</text:p>
        </text:list-item>
      </text:list>
      <text:p text:style-name="P3"/>
      <text:p text:style-name="P3">Pour quoi ?</text:p>
      <text:list xml:id="list3729770359" text:style-name="L2">
        <text:list-item>
          <text:p text:style-name="P16">Répondre aux QCM</text:p>
        </text:list-item>
        <text:list-item>
          <text:p text:style-name="P16">Préparer le QCM</text:p>
        </text:list-item>
      </text:list>
      <text:p text:style-name="P3"/>
      <text:p text:style-name="P3">Différents QCM :</text:p>
      <text:list xml:id="list324552027" text:style-name="L3">
        <text:list-item>
          <text:p text:style-name="P17">Choix multiple (case à cocher)</text:p>
        </text:list-item>
        <text:list-item>
          <text:p text:style-name="P17">Choix unique (bouton radio)</text:p>
        </text:list-item>
        <text:list-item>
          <text:p text:style-name="P17">Choix libre (Text)</text:p>
        </text:list-item>
      </text:list>
      <text:p text:style-name="P3"/>
      <text:p text:style-name="P3">Interface de connexion utilisateur :</text:p>
      <text:list xml:id="list1341574964" text:style-name="L4">
        <text:list-item>
          <text:p text:style-name="P18">Une partie élève</text:p>
        </text:list-item>
        <text:list-item>
          <text:p text:style-name="P18">Une partie prof</text:p>
        </text:list-item>
      </text:list>
      <text:p text:style-name="P3"/>
      <text:p text:style-name="P10">Page de connexion/inscription en premie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Élève :</text:p>
      <text:p text:style-name="P11"/>
      <text:p text:style-name="P3">Rejoindre le QCM ?</text:p>
      <text:list xml:id="list3231531873" text:style-name="L5">
        <text:list-item>
          <text:p text:style-name="P19">Un onglet qui montre les QCM à rejoindre dans l’heure <text:span text:style-name="T1">qui suit avec le prof, la matière</text:span></text:p>
        </text:list-item>
      </text:list>
      <text:p text:style-name="P4"/>
      <text:p text:style-name="P7">Voir son historique en fonction de la matière. <text:span text:style-name="T3">reset en passage d’année ?</text:span></text:p>
      <text:p text:style-name="P4"/>
      <text:p text:style-name="P7">Voir le graphique des notes en fonction de la matière.</text:p>
      <text:p text:style-name="P7"/>
      <text:p text:style-name="P7">Voir la correction des QCM passés.</text:p>
      <text:p text:style-name="P4"/>
      <text:p text:style-name="P4">S<text:span text:style-name="T9">uspension du compte si élève quittant l’école.</text:span></text:p>
      <text:p text:style-name="P4"/>
      <text:p text:style-name="P7">Paramétrage du compte :</text:p>
      <text:list xml:id="list1086653483" text:style-name="L6">
        <text:list-item>
          <text:p text:style-name="P20">Modification du mdp</text:p>
        </text:list-item>
        <text:list-item>
          <text:p text:style-name="P24">Modification diverse</text:p>
        </text:list-item>
      </text:list>
      <text:p text:style-name="P8"/>
      <text:p text:style-name="P9">Page explicative des possibilité du QCM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oft-page-break/>Prof :</text:p>
      <text:p text:style-name="P12"/>
      <text:p text:style-name="P13">Création d’un Quizz ?</text:p>
      <text:list xml:id="list1099771072" text:style-name="L7">
        <text:list-item>
          <text:p text:style-name="P31">Réutilisation des questions possible</text:p>
        </text:list-item>
        <text:list-item>
          <text:p text:style-name="P31">Création d’une question de A à Z</text:p>
        </text:list-item>
      </text:list>
      <text:p text:style-name="P5">Préparer le <text:span text:style-name="T14">Quizz </text:span>?</text:p>
      <text:list xml:id="list752803535" text:style-name="L8">
        <text:list-item>
          <text:p text:style-name="P25">Un onglet spécifique qui lui permettra :</text:p>
          <text:list>
            <text:list-item>
              <text:p text:style-name="P25">d’ajouter les types de QCM qui lui convient (ex : choix multiple, uni<text:span text:style-name="T13">qu</text:span>e, libre, …)</text:p>
            </text:list-item>
            <text:list-item>
              <text:p text:style-name="P25"><text:span text:style-name="T2">l</text:span>e niveau de la question et les points associés</text:p>
            </text:list-item>
            <text:list-item>
              <text:p text:style-name="P27">Ajout des réponses (exception du choix libre)</text:p>
            </text:list-item>
            <text:list-item>
              <text:p text:style-name="P27">Validation de la bonne réponse</text:p>
            </text:list-item>
            <text:list-item>
              <text:p text:style-name="P21">Précision de la correction si le prof le veut</text:p>
            </text:list-item>
          </text:list>
        </text:list-item>
        <text:list-item>
          <text:p text:style-name="P26">Vérification du QCM dans la globalité :</text:p>
          <text:list>
            <text:list-item>
              <text:p text:style-name="P26">le push pour mettre dans la DB</text:p>
            </text:list-item>
            <text:list-item>
              <text:p text:style-name="P26">préciser la date auquel le QCM devra être fait</text:p>
            </text:list-item>
            <text:list-item>
              <text:p text:style-name="P26">une autorisation de retard de X temps pour un élève</text:p>
            </text:list-item>
            <text:list-item>
              <text:p text:style-name="P26">la matière du QCM</text:p>
            </text:list-item>
            <text:list-item>
              <text:p text:style-name="P26">modification/suppression de la question possible</text:p>
            </text:list-item>
            <text:list-item>
              <text:p text:style-name="P28">la durée du QCM</text:p>
            </text:list-item>
          </text:list>
        </text:list-item>
      </text:list>
      <text:p text:style-name="P6"/>
      <text:p text:style-name="P6">Possibilité :</text:p>
      <text:list xml:id="list1705391794" text:style-name="L9">
        <text:list-item>
          <text:p text:style-name="P29">Ajouter/supprimer un élève pour une promo (passage automatique pour la deuxième année <text:span text:style-name="T3">à voir pour les élèves quittant ou redoublant</text:span><text:span text:style-name="T4">)</text:span></text:p>
        </text:list-item>
        <text:list-item>
          <text:p text:style-name="P29">voir ses QCM pas encore fait</text:p>
          <text:list>
            <text:list-item>
              <text:p text:style-name="P29">la totalité <text:span text:style-name="T9">des points</text:span></text:p>
            </text:list-item>
            <text:list-item>
              <text:p text:style-name="P29">la promo participant</text:p>
            </text:list-item>
            <text:list-item>
              <text:p text:style-name="P29">la date et l’heure</text:p>
            </text:list-item>
            <text:list-item>
              <text:p text:style-name="P29">la durée</text:p>
            </text:list-item>
          </text:list>
        </text:list-item>
        <text:list-item>
          <text:p text:style-name="P22">les QCM déjà fait</text:p>
        </text:list-item>
        <text:list-item>
          <text:p text:style-name="P22">Paramétrage du compte :</text:p>
          <text:list>
            <text:list-item>
              <text:p text:style-name="P22">Modification du mdp</text:p>
            </text:list-item>
          </text:list>
        </text:list-item>
        <text:list-item>
          <text:p text:style-name="P30">Page explicative des possibilité du QCM</text:p>
          <text:p text:style-name="P30"/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oft-page-break/>MCD</text:p>
      <text:p text:style-name="P2"/>
      <text:p text:style-name="P44">Users :</text:p>
      <text:p text:style-name="P44">id<text:span text:style-name="T12">Users</text:span> <text:span text:style-name="T11">PK</text:span></text:p>
      <text:p text:style-name="P44">nom</text:p>
      <text:p text:style-name="P44">prénom</text:p>
      <text:p text:style-name="P44">mdp</text:p>
      <text:p text:style-name="P45">mail</text:p>
      <text:p text:style-name="P44">identifiant</text:p>
      <text:p text:style-name="P44"/>
      <text:p text:style-name="P41">Héritage</text:p>
      <text:p text:style-name="P41"/>
      <text:p text:style-name="P34">Élève :</text:p>
      <text:p text:style-name="P35">année</text:p>
      <text:p text:style-name="P35">idUsers FK</text:p>
      <text:p text:style-name="P34"/>
      <text:p text:style-name="P34">Professeur :</text:p>
      <text:p text:style-name="P35">idUsers FK</text:p>
      <text:p text:style-name="P36"/>
      <text:p text:style-name="P37">Appartenir :</text:p>
      <text:p text:style-name="P37">idAppartenir PK</text:p>
      <text:p text:style-name="P37">idUsers FK de Users</text:p>
      <text:p text:style-name="P37">idGroupe FK de Groupe</text:p>
      <text:p text:style-name="P14"/>
      <text:p text:style-name="P37">Groupe :</text:p>
      <text:p text:style-name="P37">idGroupe PK</text:p>
      <text:p text:style-name="P37">libelléMatière</text:p>
      <text:p text:style-name="P36">idUsers FK de Users</text:p>
      <text:p text:style-name="P32"/>
      <text:p text:style-name="P38"><text:span text:style-name="T15">Quizz </text:span>:</text:p>
      <text:p text:style-name="P42"><text:span text:style-name="T4">id</text:span><text:span text:style-name="T8">Quizz</text:span><text:span text:style-name="T4"> </text:span><text:span text:style-name="T6">PK</text:span></text:p>
      <text:p text:style-name="P43"><text:span text:style-name="T6">d</text:span><text:span text:style-name="T4">ate</text:span></text:p>
      <text:p text:style-name="P38">temps</text:p>
      <text:p text:style-name="P39">idGroupe FK de Groupe</text:p>
      <text:p text:style-name="P39">idUsers FK de Users</text:p>
      <text:p text:style-name="P32"/>
      <text:p text:style-name="P33">Concerner :</text:p>
      <text:p text:style-name="P33">idConcerner PK</text:p>
      <text:p text:style-name="P33">idQuestions FK</text:p>
      <text:p text:style-name="P33">idQuizz FK</text:p>
      <text:p text:style-name="P33"/>
      <text:p text:style-name="P38">Questions :</text:p>
      <text:p text:style-name="P42"><text:span text:style-name="T4">id</text:span><text:span text:style-name="T7">Questions</text:span><text:span text:style-name="T4"> </text:span><text:span text:style-name="T6">PK</text:span></text:p>
      <text:p text:style-name="P38">intitulé</text:p>
      <text:p text:style-name="P38"><text:soft-page-break/>réponse</text:p>
      <text:p text:style-name="P42"><text:span text:style-name="T4">nbpoint</text:span><text:span text:style-name="T5">s</text:span></text:p>
      <text:p text:style-name="P40">niveau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6T18:19:50.657000000</meta:creation-date>
    <meta:editing-duration>PT6H38M14S</meta:editing-duration>
    <meta:editing-cycles>10</meta:editing-cycles>
    <meta:generator>LibreOffice/6.0.6.2$Windows_X86_64 LibreOffice_project/0c292870b25a325b5ed35f6b45599d2ea4458e77</meta:generator>
    <dc:date>2021-01-12T16:52:47.821000000</dc:date>
    <meta:document-statistic meta:table-count="0" meta:image-count="0" meta:object-count="0" meta:page-count="5" meta:paragraph-count="93" meta:word-count="409" meta:character-count="2131" meta:non-whitespace-character-count="1851"/>
  </office:meta>
</office:document-meta>
</file>